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officeooo:paragraph-rsid="000116c9" style:font-size-asian="12pt" style:font-size-complex="12pt"/>
    </style:style>
    <style:style style:name="P4" style:family="paragraph" style:parent-style-name="Standard" style:list-style-name="L1">
      <style:text-properties style:font-name="Times New Roman1" fo:font-size="12pt" officeooo:paragraph-rsid="000116c9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1" fo:font-size="12pt" style:font-size-asian="12pt" style:font-size-complex="12pt"/>
    </style:style>
    <style:style style:name="P6" style:family="paragraph" style:parent-style-name="Standard">
      <style:text-properties style:font-name="Times New Roman1" fo:font-size="12pt" officeooo:paragraph-rsid="000bb8dc" style:font-size-asian="12pt" style:font-size-complex="12pt"/>
    </style:style>
    <style:style style:name="P7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1" fo:font-size="12pt" fo:font-weight="bold" officeooo:paragraph-rsid="000116c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1" fo:font-size="12pt" fo:font-weight="bold" style:font-size-asian="12pt" style:font-size-complex="12pt"/>
    </style:style>
    <style:style style:name="P11" style:family="paragraph" style:parent-style-name="Standard">
      <style:text-properties style:font-name="Times New Roman1" fo:font-size="12pt" style:text-underline-style="solid" style:text-underline-width="auto" style:text-underline-color="font-color" fo:font-weight="bold" style:font-size-asian="12pt" style:font-size-complex="12pt"/>
    </style:style>
    <style:style style:name="P12" style:family="paragraph" style:parent-style-name="Standard">
      <style:text-properties style:font-name="Times New Roman1" fo:font-size="12pt" style:text-underline-style="solid" style:text-underline-width="auto" style:text-underline-color="font-color" fo:font-weight="bold" officeooo:paragraph-rsid="000a2774" style:font-size-asian="12pt" style:font-size-complex="12pt"/>
    </style:style>
    <style:style style:name="P13" style:family="paragraph" style:parent-style-name="Standard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1" fo:font-size="12pt" style:text-underline-style="none" fo:font-weight="normal" officeooo:paragraph-rsid="000bb8d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1" fo:font-size="12pt" style:text-underline-style="none" fo:font-weight="normal" officeooo:paragraph-rsid="000a277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1" fo:font-size="12pt" style:text-underline-style="none" fo:font-weight="normal" officeooo:paragraph-rsid="000c755c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1" fo:font-size="12pt" fo:background-color="#ffffff" style:font-size-asian="12pt" style:font-size-complex="12pt"/>
    </style:style>
    <style:style style:name="P18" style:family="paragraph" style:parent-style-name="Standard">
      <style:text-properties fo:color="#000000" style:font-name="Times New Roman1" fo:font-size="12pt" officeooo:paragraph-rsid="000bb8dc" fo:background-color="#ffffff" style:font-size-asian="12pt" style:font-size-complex="12pt"/>
    </style:style>
    <style:style style:name="P19" style:family="paragraph" style:parent-style-name="Standard" style:list-style-name="L2">
      <style:paragraph-properties fo:margin-left="1.251cm" fo:margin-right="0cm" fo:text-indent="0cm" style:auto-text-indent="false"/>
      <style:text-properties style:font-name="Times New Roman1" fo:font-size="12pt" officeooo:paragraph-rsid="000116c9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 fo:font-weight="bold" officeooo:rsid="0008d0a3"/>
    </style:style>
    <style:style style:name="T3" style:family="text">
      <style:text-properties fo:font-weight="bold"/>
    </style:style>
    <style:style style:name="T4" style:family="text">
      <style:text-properties officeooo:rsid="00001f14"/>
    </style:style>
    <style:style style:name="T5" style:family="text">
      <style:text-properties fo:font-weight="normal" officeooo:rsid="00001f14" style:font-weight-asian="normal" style:font-weight-complex="normal"/>
    </style:style>
    <style:style style:name="T6" style:family="text">
      <style:text-properties officeooo:rsid="00041d1c"/>
    </style:style>
    <style:style style:name="T7" style:family="text">
      <style:text-properties officeooo:rsid="00064502"/>
    </style:style>
    <style:style style:name="T8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 </text:p>
      <text:p text:style-name="P2">Department of Computer Science and Engineering </text:p>
      <text:p text:style-name="P2">III Semester - CSE 'A ',’B’ &amp; ‘C’ </text:p>
      <text:p text:style-name="P2">UCS 13<text:span text:style-name="T4">0</text:span>2 Data Structures Lab Laboratory </text:p>
      <text:p text:style-name="P2"><text:s/></text:p>
      <text:p text:style-name="P1">Academic Year: 2019-2020 </text:p>
      <text:p text:style-name="P1">Batch: 2018-2022 </text:p>
      <text:p text:style-name="P1"/>
      <text:p text:style-name="P1">Register Number: 185001104 </text:p>
      <text:p text:style-name="P1">Name: Nivedhitha D</text:p>
      <text:p text:style-name="P1">Class: CSE B</text:p>
      <text:p text:style-name="P8"><text:s/></text:p>
      <text:p text:style-name="P9">Exercise 7: Expression Tree </text:p>
      <text:p text:style-name="P3"/>
      <text:list xml:id="list2618410602" text:style-name="L1">
        <text:list-item>
          <text:p text:style-name="P4">Input : infix expression, Output: expression tree </text:p>
        </text:list-item>
        <text:list-item>
          <text:p text:style-name="P4">Use CharStack ADT to convert the infix expression into postfix expression </text:p>
        </text:list-item>
        <text:list-item>
          <text:p text:style-name="P4">Create TreeStack ADT to push and pop tree nodes (element, left ptr, right ptr) </text:p>
        </text:list-item>
        <text:list-item>
          <text:p text:style-name="P4">Use TreeStack ADT to convert the postfix expression into expression tree </text:p>
        </text:list-item>
        <text:list-item>
          <text:p text:style-name="P4">Display the tree using preorder, inorder and postorder traversals. </text:p>
        </text:list-item>
        <text:list-item>
          <text:p text:style-name="P4">Test for the following expressions :</text:p>
          <text:p text:style-name="P4"/>
        </text:list-item>
      </text:list>
      <text:list xml:id="list1595362977" text:style-name="L2">
        <text:list-item>
          <text:p text:style-name="P19">(2+5) * (3-6) / (7*8) </text:p>
        </text:list-item>
        <text:list-item>
          <text:p text:style-name="P19">7 - (((3+2) * (6+1)) / (5+6)) </text:p>
        </text:list-item>
        <text:list-item>
          <text:p text:style-name="P19">((3+2) * (2+5)) </text:p>
        </text:list-item>
      </text:list>
      <text:p text:style-name="P5"/>
      <text:p text:style-name="P1"><text:span text:style-name="T1">Program Nam</text:span><text:span text:style-name="T2">e</text:span><text:span text:style-name="T1">:</text:span><text:span text:style-name="T3"> <text:s/></text:span><text:span text:style-name="T5">Expression Tree</text:span></text:p>
      <text:p text:style-name="P11"/>
      <text:p text:style-name="P11">Source Code:</text:p>
      <text:p text:style-name="P1"/>
      <text:p text:style-name="P10">“<text:span text:style-name="T6">CharStack.h”</text:span></text:p>
      <text:p text:style-name="P10"/>
      <text:p text:style-name="P13">#include&lt;stdio.h&gt;</text:p>
      <text:p text:style-name="P13">#include&lt;stdlib.h&gt;</text:p>
      <text:p text:style-name="P13"/>
      <text:p text:style-name="P13">struct cNode</text:p>
      <text:p text:style-name="P13">{</text:p>
      <text:p text:style-name="P13"><text:tab/>char c;</text:p>
      <text:p text:style-name="P13"><text:tab/>struct cNode *next;</text:p>
      <text:p text:style-name="P13">};</text:p>
      <text:p text:style-name="P13"/>
      <text:p text:style-name="P13">void cpush(struct cNode **top, char input)</text:p>
      <text:p text:style-name="P13">{</text:p>
      <text:p text:style-name="P13"><text:tab/>struct cNode *newNode = (struct cNode*)malloc(sizeof(struct cNode*));</text:p>
      <text:p text:style-name="P13"/>
      <text:p text:style-name="P13"><text:tab/>newNode-&gt;c = input;</text:p>
      <text:p text:style-name="P13"/>
      <text:p text:style-name="P13"><text:tab/>if(*top == NULL)</text:p>
      <text:p text:style-name="P13"><text:tab/><text:tab/>newNode-&gt;next = NULL;</text:p>
      <text:p text:style-name="P13"/>
      <text:p text:style-name="P13"><text:soft-page-break/><text:tab/>else</text:p>
      <text:p text:style-name="P13"><text:tab/><text:tab/>newNode-&gt;next = *top;</text:p>
      <text:p text:style-name="P13"/>
      <text:p text:style-name="P13"><text:tab/>*top = newNode;</text:p>
      <text:p text:style-name="P13"/>
      <text:p text:style-name="P13">}</text:p>
      <text:p text:style-name="P13"/>
      <text:p text:style-name="P13">char cpop(struct cNode **top)</text:p>
      <text:p text:style-name="P13">{</text:p>
      <text:p text:style-name="P13"><text:tab/>if(*top == NULL)</text:p>
      <text:p text:style-name="P13"><text:tab/><text:tab/>return 0;<text:tab/>// To check empty Stack condition</text:p>
      <text:p text:style-name="P13"/>
      <text:p text:style-name="P13"><text:tab/>else</text:p>
      <text:p text:style-name="P13"><text:tab/>{</text:p>
      <text:p text:style-name="P13"><text:tab/><text:tab/>struct cNode *temp = (struct cNode*)malloc(sizeof(struct cNode*));</text:p>
      <text:p text:style-name="P13"><text:tab/><text:tab/>char ch;</text:p>
      <text:p text:style-name="P13"/>
      <text:p text:style-name="P13"><text:tab/><text:tab/>temp = *top;</text:p>
      <text:p text:style-name="P13"><text:tab/><text:tab/>ch = temp-&gt;c;</text:p>
      <text:p text:style-name="P13"><text:tab/><text:tab/>*top = (*top)-&gt;next;</text:p>
      <text:p text:style-name="P13"><text:tab/><text:tab/>free(temp);</text:p>
      <text:p text:style-name="P13"><text:tab/><text:tab/>return ch;</text:p>
      <text:p text:style-name="P13"><text:tab/>}</text:p>
      <text:p text:style-name="P13">}</text:p>
      <text:p text:style-name="P13"/>
      <text:p text:style-name="P13">void cdisplay(struct cNode **top)</text:p>
      <text:p text:style-name="P13">{</text:p>
      <text:p text:style-name="P13"><text:tab/>if(*top == NULL)</text:p>
      <text:p text:style-name="P13"><text:tab/><text:tab/>printf("\n\n\t\tStack is EMPTY!");</text:p>
      <text:p text:style-name="P13"/>
      <text:p text:style-name="P13"><text:tab/>else</text:p>
      <text:p text:style-name="P13"><text:tab/>{</text:p>
      <text:p text:style-name="P13"><text:tab/><text:tab/>struct cNode *temp = (struct cNode*)malloc(sizeof(struct cNode*));</text:p>
      <text:p text:style-name="P13"/>
      <text:p text:style-name="P13"><text:tab/><text:tab/>printf("\n\n\t\tSTACK AS VIEWED FROM THE TOP\n");</text:p>
      <text:p text:style-name="P13"><text:tab/><text:tab/>for(temp = *top; temp != NULL; temp = temp-&gt;next)</text:p>
      <text:p text:style-name="P13"><text:tab/><text:tab/><text:tab/>printf("%c ", temp-&gt;c);</text:p>
      <text:p text:style-name="P13"/>
      <text:p text:style-name="P13"><text:tab/><text:tab/>printf("\n");</text:p>
      <text:p text:style-name="P13"><text:tab/>}</text:p>
      <text:p text:style-name="P13">}</text:p>
      <text:p text:style-name="P13"/>
      <text:p text:style-name="P7">“<text:span text:style-name="T7">TreeStack.h</text:span>”</text:p>
      <text:p text:style-name="P13"/>
      <text:p text:style-name="P13">#include&lt;stdio.h&gt;</text:p>
      <text:p text:style-name="P13">#include&lt;stdlib.h&gt;</text:p>
      <text:p text:style-name="P13"/>
      <text:p text:style-name="P13">typedef struct tree</text:p>
      <text:p text:style-name="P13">{</text:p>
      <text:p text:style-name="P13"><text:soft-page-break/><text:tab/>char data;</text:p>
      <text:p text:style-name="P13"><text:tab/>struct tree *left;</text:p>
      <text:p text:style-name="P13"><text:tab/>struct tree *right;</text:p>
      <text:p text:style-name="P13">}*expTree;</text:p>
      <text:p text:style-name="P13"/>
      <text:p text:style-name="P13">expTree stack[30];</text:p>
      <text:p text:style-name="P13">int top=-1;</text:p>
      <text:p text:style-name="P13"/>
      <text:p text:style-name="P13">expTree newnode(char b)</text:p>
      <text:p text:style-name="P13">{</text:p>
      <text:p text:style-name="P13"><text:tab/>expTree temp;</text:p>
      <text:p text:style-name="P13"><text:tab/>temp=(struct tree*)malloc(sizeof(struct tree));</text:p>
      <text:p text:style-name="P13"><text:tab/>temp-&gt;data=b;</text:p>
      <text:p text:style-name="P13"><text:tab/>temp-&gt;left=NULL;</text:p>
      <text:p text:style-name="P13"><text:tab/>temp-&gt;right=NULL;</text:p>
      <text:p text:style-name="P13"><text:tab/>return(temp);</text:p>
      <text:p text:style-name="P13">}</text:p>
      <text:p text:style-name="P13"/>
      <text:p text:style-name="P13">void push(expTree temp)</text:p>
      <text:p text:style-name="P13">{</text:p>
      <text:p text:style-name="P13"><text:tab/>stack[++top]=temp;</text:p>
      <text:p text:style-name="P13">}</text:p>
      <text:p text:style-name="P13"/>
      <text:p text:style-name="P13">expTree pop()</text:p>
      <text:p text:style-name="P13">{</text:p>
      <text:p text:style-name="P13"><text:tab/>expTree p;</text:p>
      <text:p text:style-name="P13"><text:tab/>p=stack[top--];</text:p>
      <text:p text:style-name="P13"><text:tab/>return(p);</text:p>
      <text:p text:style-name="P13">}</text:p>
      <text:p text:style-name="P13"/>
      <text:p text:style-name="P13">void inorder(expTree t)</text:p>
      <text:p text:style-name="P13">{</text:p>
      <text:p text:style-name="P13"><text:tab/>if(t!=NULL)</text:p>
      <text:p text:style-name="P13"><text:tab/>{</text:p>
      <text:p text:style-name="P13"><text:tab/><text:tab/>inorder(t-&gt;left);</text:p>
      <text:p text:style-name="P13"><text:tab/><text:tab/>printf("%c",t-&gt;data);</text:p>
      <text:p text:style-name="P13"><text:tab/><text:tab/>inorder(t-&gt;right);</text:p>
      <text:p text:style-name="P13"><text:tab/>}</text:p>
      <text:p text:style-name="P13">}</text:p>
      <text:p text:style-name="P13"/>
      <text:p text:style-name="P13">void preorder(expTree t)</text:p>
      <text:p text:style-name="P13">{</text:p>
      <text:p text:style-name="P13"><text:tab/>if(t!=NULL)</text:p>
      <text:p text:style-name="P13"><text:tab/>{</text:p>
      <text:p text:style-name="P13"><text:tab/><text:tab/>printf("%c",t-&gt;data);</text:p>
      <text:p text:style-name="P13"><text:tab/><text:tab/>preorder(t-&gt;left);</text:p>
      <text:p text:style-name="P13"><text:tab/><text:tab/>inorder(t-&gt;right);</text:p>
      <text:p text:style-name="P13"><text:tab/>}</text:p>
      <text:p text:style-name="P13">}</text:p>
      <text:p text:style-name="P13"><text:soft-page-break/></text:p>
      <text:p text:style-name="P13">void postorder(expTree t)</text:p>
      <text:p text:style-name="P13">{</text:p>
      <text:p text:style-name="P13"><text:tab/>if(t!=NULL)</text:p>
      <text:p text:style-name="P13"><text:tab/>{</text:p>
      <text:p text:style-name="P13"><text:tab/><text:tab/>postorder(t-&gt;left);</text:p>
      <text:p text:style-name="P13"><text:tab/><text:tab/>postorder(t-&gt;right);</text:p>
      <text:p text:style-name="P13"><text:tab/><text:tab/>printf("%c",t-&gt;data);</text:p>
      <text:p text:style-name="P13"><text:tab/>}</text:p>
      <text:p text:style-name="P13">}</text:p>
      <text:p text:style-name="P1"/>
      <text:p text:style-name="P10">Driver Code:</text:p>
      <text:p text:style-name="P10"/>
      <text:p text:style-name="P1">#include "CharStack.h"</text:p>
      <text:p text:style-name="P1">#include "TreeStack.h"</text:p>
      <text:p text:style-name="P1">#include&lt;ctype.h&gt;</text:p>
      <text:p text:style-name="P1"/>
      <text:p text:style-name="P1">#define N 45</text:p>
      <text:p text:style-name="P1"/>
      <text:p text:style-name="P1">// Function to check if the two brackets match</text:p>
      <text:p text:style-name="P1">int checkMatch(char ch1, char ch2)</text:p>
      <text:p text:style-name="P1">{</text:p>
      <text:p text:style-name="P1"><text:tab/>if((ch1 == '(') &amp;&amp; (ch2 == ')'))</text:p>
      <text:p text:style-name="P1"><text:tab/><text:tab/>return 1;</text:p>
      <text:p text:style-name="P1"/>
      <text:p text:style-name="P1"><text:s text:c="4"/>else if((ch1 == '{') &amp;&amp; (ch2 == '}'))</text:p>
      <text:p text:style-name="P1"><text:s text:c="4"/><text:tab/>return 1;</text:p>
      <text:p text:style-name="P1"/>
      <text:p text:style-name="P1"><text:s text:c="4"/>else if((ch1 == '[') &amp;&amp; (ch2 == ']'))</text:p>
      <text:p text:style-name="P1"><text:s text:c="4"/><text:tab/>return 1;</text:p>
      <text:p text:style-name="P1"/>
      <text:p text:style-name="P1"><text:s text:c="4"/>else</text:p>
      <text:p text:style-name="P1"><text:s text:c="4"/><text:tab/>return 0;</text:p>
      <text:p text:style-name="P1">}</text:p>
      <text:p text:style-name="P1"/>
      <text:p text:style-name="P1">// Function to check if the brackets in the expression are balanced</text:p>
      <text:p text:style-name="P1">int checkBalancedBrackets(char exp[])</text:p>
      <text:p text:style-name="P1">{</text:p>
      <text:p text:style-name="P1"><text:tab/>int i = 0;</text:p>
      <text:p text:style-name="P1"><text:tab/>struct cNode *stack = NULL;</text:p>
      <text:p text:style-name="P1"/>
      <text:p text:style-name="P1"><text:tab/>while(exp[i] != '\0')</text:p>
      <text:p text:style-name="P1"><text:tab/>{</text:p>
      <text:p text:style-name="P1"><text:tab/><text:tab/>if((exp[i] == '{') || (exp[i] == '(') || (exp[i] == '['))</text:p>
      <text:p text:style-name="P1"><text:s text:c="8"/><text:tab/>cpush(&amp;stack, exp[i]);</text:p>
      <text:p text:style-name="P1"/>
      <text:p text:style-name="P1"><text:s text:c="8"/>if((exp[i] == '}') || (exp[i] == ')') || (exp[i] == ']'))</text:p>
      <text:p text:style-name="P1"><text:s text:c="8"/>{</text:p>
      <text:p text:style-name="P1"><text:tab/><text:tab/><text:tab/>if(stack == NULL)</text:p>
      <text:p text:style-name="P1"><text:soft-page-break/><text:tab/><text:tab/><text:tab/><text:tab/>return 0;</text:p>
      <text:p text:style-name="P1"/>
      <text:p text:style-name="P1"><text:s text:c="12"/>else if(!checkMatch(cpop(&amp;stack), exp[i]))</text:p>
      <text:p text:style-name="P1"><text:s text:c="12"/><text:tab/>return 0;</text:p>
      <text:p text:style-name="P1"><text:s text:c="6"/><text:tab/>}</text:p>
      <text:p text:style-name="P1"/>
      <text:p text:style-name="P1"><text:s text:c="6"/><text:tab/>i++;</text:p>
      <text:p text:style-name="P1"><text:s text:c="3"/><text:tab/>}</text:p>
      <text:p text:style-name="P1"/>
      <text:p text:style-name="P1"><text:tab/>if(stack == NULL)</text:p>
      <text:p text:style-name="P1"><text:tab/><text:tab/>return 1;</text:p>
      <text:p text:style-name="P1"/>
      <text:p text:style-name="P1"><text:s text:c="2"/><text:tab/>else</text:p>
      <text:p text:style-name="P1"><text:s text:c="2"/><text:tab/><text:tab/>return 0;</text:p>
      <text:p text:style-name="P1">}</text:p>
      <text:p text:style-name="P1"/>
      <text:p text:style-name="P1">// Function to check if the character is an operand</text:p>
      <text:p text:style-name="P1">int isOperand(char ch)</text:p>
      <text:p text:style-name="P1">{</text:p>
      <text:p text:style-name="P1"><text:s text:c="4"/>return (isdigit(ch));</text:p>
      <text:p text:style-name="P1">}</text:p>
      <text:p text:style-name="P1"/>
      <text:p text:style-name="P1">// Function to assign precedence</text:p>
      <text:p text:style-name="P1">int Prec(char ch)</text:p>
      <text:p text:style-name="P1">{</text:p>
      <text:p text:style-name="P1"><text:s text:c="4"/>switch (ch)</text:p>
      <text:p text:style-name="P1"><text:s text:c="4"/>{</text:p>
      <text:p text:style-name="P1"><text:s text:c="4"/>case '+':</text:p>
      <text:p text:style-name="P1"><text:s text:c="4"/>case '-':</text:p>
      <text:p text:style-name="P1"><text:s text:c="8"/>return 1;</text:p>
      <text:p text:style-name="P1"/>
      <text:p text:style-name="P1"><text:s text:c="4"/>case '*':</text:p>
      <text:p text:style-name="P1"><text:s text:c="4"/>case '/':</text:p>
      <text:p text:style-name="P1"><text:s text:c="8"/>return 2;</text:p>
      <text:p text:style-name="P1"/>
      <text:p text:style-name="P1"><text:s text:c="4"/>}</text:p>
      <text:p text:style-name="P1"><text:s text:c="4"/>return -1;</text:p>
      <text:p text:style-name="P1">}</text:p>
      <text:p text:style-name="P1"/>
      <text:p text:style-name="P1"/>
      <text:p text:style-name="P1">// Function to convert infix to postfix</text:p>
      <text:p text:style-name="P1">char* infixToPostfix(char* exp)</text:p>
      <text:p text:style-name="P1">{</text:p>
      <text:p text:style-name="P1"><text:s text:c="4"/>int i = 0, k = 0;</text:p>
      <text:p text:style-name="P1"><text:s text:c="4"/>struct cNode *stack = NULL;</text:p>
      <text:p text:style-name="P1"><text:s text:c="4"/>static char newExp[N], ch;</text:p>
      <text:p text:style-name="P1"/>
      <text:p text:style-name="P1"><text:s text:c="4"/>while( exp[i] != '\0')</text:p>
      <text:p text:style-name="P1"><text:s text:c="4"/>{</text:p>
      <text:p text:style-name="P1"><text:soft-page-break/><text:tab/><text:tab/>if (isOperand(exp[i]))</text:p>
      <text:p text:style-name="P1"><text:s text:c="8"/><text:tab/>newExp[k++] = exp[i];</text:p>
      <text:p text:style-name="P1"/>
      <text:p text:style-name="P1"><text:s text:c="8"/>else if (exp[i] == '(')</text:p>
      <text:p text:style-name="P1"><text:s text:c="12"/>cpush(&amp;stack, exp[i]);</text:p>
      <text:p text:style-name="P1"/>
      <text:p text:style-name="P1"><text:s text:c="8"/>else if (exp[i] == ')')</text:p>
      <text:p text:style-name="P1"><text:s text:c="8"/>{</text:p>
      <text:p text:style-name="P1"><text:s text:c="12"/>while ((stack != NULL) &amp;&amp; (stack-&gt;c != '('))</text:p>
      <text:p text:style-name="P1"><text:s text:c="16"/>newExp[k++] = cpop(&amp;stack);</text:p>
      <text:p text:style-name="P1"/>
      <text:p text:style-name="P1"><text:s text:c="12"/>if ((stack != NULL) &amp;&amp; (stack-&gt;c == '('))</text:p>
      <text:p text:style-name="P1"><text:s text:c="16"/>ch = cpop(&amp;stack);</text:p>
      <text:p text:style-name="P1"/>
      <text:p text:style-name="P1"><text:s text:c="8"/>}</text:p>
      <text:p text:style-name="P1"><text:s text:c="8"/>else</text:p>
      <text:p text:style-name="P1"><text:s text:c="8"/>{</text:p>
      <text:p text:style-name="P1"><text:s text:c="12"/>while ((stack != NULL) &amp;&amp; Prec(exp[i]) &lt;= Prec(stack-&gt;c))</text:p>
      <text:p text:style-name="P1"><text:s text:c="16"/>newExp[k++] = cpop(&amp;stack);</text:p>
      <text:p text:style-name="P1"/>
      <text:p text:style-name="P1"><text:s text:c="12"/>cpush(&amp;stack, exp[i]);</text:p>
      <text:p text:style-name="P1"><text:s text:c="8"/>}</text:p>
      <text:p text:style-name="P1"/>
      <text:p text:style-name="P1"><text:s text:c="8"/>i++;</text:p>
      <text:p text:style-name="P1"/>
      <text:p text:style-name="P1"><text:s text:c="4"/>}</text:p>
      <text:p text:style-name="P1"/>
      <text:p text:style-name="P1"><text:s text:c="4"/>while (stack != NULL)</text:p>
      <text:p text:style-name="P1"><text:s text:c="8"/>newExp[k++] = cpop(&amp;stack);</text:p>
      <text:p text:style-name="P1"/>
      <text:p text:style-name="P1"><text:s text:c="4"/>newExp[k] = '\0';</text:p>
      <text:p text:style-name="P1"/>
      <text:p text:style-name="P1"><text:s text:c="4"/>return newExp;</text:p>
      <text:p text:style-name="P1"/>
      <text:p text:style-name="P1">}</text:p>
      <text:p text:style-name="P1"/>
      <text:p text:style-name="P1">int main()</text:p>
      <text:p text:style-name="P1">{</text:p>
      <text:p text:style-name="P1"><text:tab/>char expression[N], *postfix;</text:p>
      <text:p text:style-name="P1"><text:tab/>int i;</text:p>
      <text:p text:style-name="P1"/>
      <text:p text:style-name="P1"><text:tab/>expTree temp;</text:p>
      <text:p text:style-name="P1"/>
      <text:p text:style-name="P1"><text:tab/>printf("Enter the expression: ");</text:p>
      <text:p text:style-name="P1"><text:tab/>scanf(" %[^\n]", expression);</text:p>
      <text:p text:style-name="P1"/>
      <text:p text:style-name="P1"><text:tab/>if(checkBalancedBrackets(expression))</text:p>
      <text:p text:style-name="P1"><text:tab/>{</text:p>
      <text:p text:style-name="P1"><text:tab/><text:tab/>printf("\nBalanced \n");</text:p>
      <text:p text:style-name="P1"><text:soft-page-break/><text:tab/><text:tab/>postfix = infixToPostfix(expression);</text:p>
      <text:p text:style-name="P1"><text:tab/><text:tab/>printf( "Postfix: %s\n", postfix);</text:p>
      <text:p text:style-name="P1"/>
      <text:p text:style-name="P1"><text:tab/><text:tab/>for(i=0;postfix[i]!='\0';i++)</text:p>
      <text:p text:style-name="P1"><text:tab/><text:tab/>{</text:p>
      <text:p text:style-name="P1"><text:tab/><text:tab/><text:tab/>if(postfix[i]=='*' || postfix[i]=='/' || postfix[i]=='+' || postfix[i]=='-')</text:p>
      <text:p text:style-name="P1"><text:tab/><text:tab/><text:tab/>{</text:p>
      <text:p text:style-name="P1"/>
      <text:p text:style-name="P1"><text:tab/><text:tab/><text:tab/><text:tab/>temp=newnode(postfix[i]);</text:p>
      <text:p text:style-name="P1"><text:tab/><text:tab/><text:tab/><text:tab/>temp-&gt;right=pop();</text:p>
      <text:p text:style-name="P1"><text:tab/><text:tab/><text:tab/><text:tab/>temp-&gt;left=pop();</text:p>
      <text:p text:style-name="P1"><text:tab/><text:tab/><text:tab/><text:tab/>push(temp);</text:p>
      <text:p text:style-name="P1"><text:tab/><text:tab/><text:tab/>}</text:p>
      <text:p text:style-name="P1"/>
      <text:p text:style-name="P1"><text:tab/><text:tab/><text:tab/>else</text:p>
      <text:p text:style-name="P1"><text:tab/><text:tab/><text:tab/>{</text:p>
      <text:p text:style-name="P1"><text:tab/><text:tab/><text:tab/><text:tab/>temp=newnode(postfix[i]);</text:p>
      <text:p text:style-name="P1"><text:tab/><text:tab/><text:tab/><text:tab/>push(temp);</text:p>
      <text:p text:style-name="P1"><text:tab/><text:tab/><text:tab/>}</text:p>
      <text:p text:style-name="P1"><text:tab/><text:tab/>}</text:p>
      <text:p text:style-name="P1"/>
      <text:p text:style-name="P1"><text:tab/><text:tab/>printf("\nPre-order: ");</text:p>
      <text:p text:style-name="P1"><text:tab/><text:tab/>inorder(temp);</text:p>
      <text:p text:style-name="P1"><text:tab/><text:tab/>printf("\n");</text:p>
      <text:p text:style-name="P1"><text:tab/><text:tab/>printf("\nIn-order: ");</text:p>
      <text:p text:style-name="P1"><text:tab/><text:tab/>preorder(temp);</text:p>
      <text:p text:style-name="P1"><text:tab/><text:tab/>printf("\n");</text:p>
      <text:p text:style-name="P1"><text:tab/><text:tab/>printf("\nPost-order: ");</text:p>
      <text:p text:style-name="P1"><text:tab/><text:tab/>postorder(temp);</text:p>
      <text:p text:style-name="P1"><text:tab/><text:tab/>printf("\n\n");</text:p>
      <text:p text:style-name="P1"><text:tab/>}</text:p>
      <text:p text:style-name="P1"/>
      <text:p text:style-name="P1"><text:tab/>else</text:p>
      <text:p text:style-name="P1"><text:s text:c="4"/><text:tab/>printf("\nNot Balanced \n");</text:p>
      <text:p text:style-name="P1"/>
      <text:p text:style-name="P1"><text:s text:c="2"/>return 0;</text:p>
      <text:p text:style-name="P1"/>
      <text:p text:style-name="P1"/>
      <text:p text:style-name="P1">}</text:p>
      <text:p text:style-name="P10"/>
      <text:p text:style-name="P11">Output:</text:p>
      <text:p text:style-name="P11"/>
      <text:p text:style-name="P11">Run1:</text:p>
      <text:p text:style-name="P11"/>
      <text:p text:style-name="P14">Enter the expression: (2+5)*(3-6)/(7*8) <text:s text:c="168"/>Balanced <text:s text:c="95"/></text:p>
      <text:p text:style-name="P6"><text:span text:style-name="T8">Postfix: 25+36-*78*/ <text:s text:c="187"/>Pre-order: 2+5*3-6/7*8 <text:s text:c="185"/></text:span><text:soft-page-break/><text:span text:style-name="T8">In-order: /*+253-67*8 <text:s text:c="186"/>Post-order: 25+36-*78*/</text:span></text:p>
      <text:p text:style-name="P15"/>
      <text:p text:style-name="P12">Run2:</text:p>
      <text:p text:style-name="P17"/>
      <text:p text:style-name="P18">Enter the expression: 7-(((3+2)*(6+1))/(5+6)) <text:s text:c="162"/>Balanced <text:s text:c="27"/></text:p>
      <text:p text:style-name="P18">Postfix: 732+61+*56+/- <text:s text:c="185"/>Pre-order: 7-3+2*6+1/5+6 <text:s text:c="183"/>In-order: -73+2*6+1/5+6 <text:s text:c="184"/>Post-order: 732+61+*56+/- </text:p>
      <text:p text:style-name="P1"/>
      <text:p text:style-name="P11">Run3:</text:p>
      <text:p text:style-name="P17"/>
      <text:p text:style-name="P16">Enter the expression: ((3+2)*(2+5)) <text:s text:c="172"/>Balanced <text:s text:c="95"/></text:p>
      <text:p text:style-name="P16">Postfix: 32+25+* <text:s text:c="191"/>Pre-order: 3+2*2+5 <text:s text:c="189"/>In-order: *+322+5 <text:s text:c="190"/>Post-order: 32+25+*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8-25T08:28:14.046000000</dc:date>
    <meta:editing-duration>PT8M50S</meta:editing-duration>
    <meta:editing-cycles>18</meta:editing-cycles>
    <meta:document-statistic meta:table-count="0" meta:image-count="0" meta:object-count="0" meta:page-count="8" meta:paragraph-count="269" meta:word-count="734" meta:character-count="7945" meta:non-whitespace-character-count="4490"/>
  </office:meta>
</office:document-meta>
</file>